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5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ndit12@bandit:~$ ls</text:p>
      <text:p text:style-name="Standard">data.txt</text:p>
      <text:p text:style-name="Standard">bandit12@bandit:~$ cat data.txt</text:p>
      <text:p text:style-name="Standard">00000000: 1f8b 0808 0650 b45e 0203 6461 7461 322e <text:s/>.....P.^..data2.</text:p>
      <text:p text:style-name="Standard">00000010: 6269 6e00 013d 02c2 fd42 5a68 3931 4159 <text:s/>bin..=...BZh91AY</text:p>
      <text:p text:style-name="Standard">00000020: 2653 598e 4f1c c800 001e 7fff fbf9 7fda <text:s/>&amp;SY.O...........</text:p>
      <text:p text:style-name="Standard">00000030: 9e7f 4f76 9fcf fe7d 3fff f67d abde 5e9f <text:s/>..Ov...}?..}..^.</text:p>
      <text:p text:style-name="Standard">00000040: f3fe 9fbf f6f1 feee bfdf a3ff b001 3b1b <text:s/>..............;.</text:p>
      <text:p text:style-name="Standard">00000050: 5481 a1a0 1ea0 1a34 d0d0 001a 68d3 4683 <text:s/>T......4....h.F.</text:p>
      <text:p text:style-name="Standard">00000060: 4680 0680 0034 1918 4c4d 190c 4000 0001 <text:s/>F....4..LM..@...</text:p>
      <text:p text:style-name="Standard">00000070: a000 c87a 81a3 464d a8d3 43c5 1068 0346 <text:s/>...z..FM..C..h.F</text:p>
      <text:p text:style-name="Standard">00000080: 8343 40d0 3400 0340 66a6 8068 0cd4 f500 <text:s/>.C@.4..@f..h....</text:p>
      <text:p text:style-name="Standard">00000090: 69ea 6800 0f50 68f2 4d00 680d 06ca 0190 <text:s/>i.h..Ph.M.h.....</text:p>
      <text:p text:style-name="Standard">000000a0: 0000 69a1 a1a0 1ea0 194d 340d 1ea1 b280 <text:s/>..i......M4.....</text:p>
      <text:p text:style-name="Standard">000000b0: f500 3406 2340 034d 3400 0000 3403 d400 <text:s/>..4.#@.M4...4...</text:p>
      <text:p text:style-name="Standard">000000c0: 1a07 a832 3400 f51a 0003 43d4 0068 0d34 <text:s/>...24.....C..h.4</text:p>
      <text:p text:style-name="Standard">000000d0: 6868 f51a 3d43 2580 3e58 061a 2c89 6bf3 <text:s/>hh..=C%.&gt;X..,.k.</text:p>
      <text:p text:style-name="Standard">000000e0: 0163 08ab dc31 91cd 1747 599b e401 0b06 <text:s/>.c...1...GY.....</text:p>
      <text:p text:style-name="Standard">000000f0: a8b1 7255 a3b2 9cf9 75cc f106 941b 347a <text:s/>..rU....u.....4z</text:p>
      <text:p text:style-name="Standard">00000100: d616 55cc 2ef2 9d46 e7d1 3050 b5fb 76eb <text:s/>..U....F..0P..v.</text:p>
      <text:p text:style-name="Standard">00000110: 01f8 60c1 2201 33f0 0de0 4aa6 ec8c 914f <text:s/>..`.".3...J....O</text:p>
      <text:p text:style-name="Standard">00000120: cf8a aed5 7b52 4270 8d51 6978 c159 8b5a <text:s/>....{RBp.Qix.Y.Z</text:p>
      <text:p text:style-name="Standard">00000130: 2164 fb1f c26a 8d28 b414 e690 bfdd b3e1 <text:s/>!d...j.(........</text:p>
      <text:p text:style-name="Standard">00000140: f414 2f9e d041 c523 b641 ac08 0c0b 06f5 <text:s/>../..A.#.A......</text:p>
      <text:p text:style-name="Standard">00000150: dd64 b862 1158 3f9e 897a 8cae 32b0 1fb7 <text:s/>.d.b.X?..z..2...</text:p>
      <text:p text:style-name="Standard">00000160: 3c82 af41 20fd 6e7d 0a35 2833 41bd de0c <text:s/>&lt;..A .n}.5(3A...</text:p>
      <text:p text:style-name="Standard">00000170: 774f ae52 a1ac 0fb2 8c36 ef58 537b f30a <text:s/>wO.R.....6.XS{..</text:p>
      <text:p text:style-name="Standard">00000180: 1510 cab5 cb51 4231 95a4 d045 b95c ea09 <text:s/>.....QB1...E.\..</text:p>
      <text:p text:style-name="Standard">00000190: 9fa0 4d33 ba43 22c9 b5be d0ea eeb7 ec85 <text:s/>..M3.C".........</text:p>
      <text:p text:style-name="Standard">000001a0: 59fc 8bf1 97a0 87a5 0df0 7acd d555 fc11 <text:s/>Y.........z..U..</text:p>
      <text:p text:style-name="Standard">000001b0: 223f fdc6 2be3 e809 c974 271a 920e acbc <text:s/>"?..+....t'.....</text:p>
      <text:p text:style-name="Standard">000001c0: 0de1 f1a6 393f 4cf5 50eb 7942 86c3 3d7a <text:s/>....9?L.P.yB..=z</text:p>
      <text:p text:style-name="Standard">000001d0: fe6d 173f a84c bb4e 742a fc37 7b71 508a <text:s/>.m.?.L.Nt*.7{qP.</text:p>
      <text:p text:style-name="Standard">000001e0: a2cc 9cf1 2522 8a77 39f2 716d 34f9 8620 <text:s/>....%".w9.qm4.. </text:p>
      <text:p text:style-name="Standard">000001f0: 4e33 ca36 eec0 cd4b b3e8 48e4 8b91 5bea <text:s/>N3.6...K..H...[.</text:p>
      <text:p text:style-name="Standard">00000200: 01bf 7d21 0b64 82c0 3341 3424 e98b 4d7e <text:s/>..}!.d..3A4$..M~</text:p>
      <text:p text:style-name="Standard">00000210: c95c 1b1f cac9 a04a 1988 43b2 6b55 c6a6 <text:s/>.\.....J..C.kU..</text:p>
      <text:p text:style-name="Standard">00000220: 075c 1eb4 8ecf 5cdf 4653 064e 84da 263d <text:s/>.\....\.FS.N..&amp;=</text:p>
      <text:p text:style-name="Standard">00000230: b15b bcea 7109 5c29 c524 3afc d715 4894 <text:s/>.[..q.\).$:...H.</text:p>
      <text:p text:style-name="Standard">00000240: 7426 072f fc28 ab05 9603 b3fc 5dc9 14e1 <text:s/>t&amp;./.(......]...</text:p>
      <text:p text:style-name="P1">00000250: 4242 393c 7320 98f7 681d 3d02 0000 <text:s text:c="6"/>BB9&lt;s ..h.=...</text:p>
      <text:p text:style-name="Standard">bandit12@bandit:~$ cp data.txt /tmp/domin8</text:p>
      <text:p text:style-name="Standard">bandit12@bandit:~$ cd /tmp/domin8</text:p>
      <text:p text:style-name="Standard">bandit12@bandit:/tmp/domin8$ xxd -r data.txt&gt; data</text:p>
      <text:p text:style-name="Standard">bandit12@bandit:/tmp/domin8$ ls</text:p>
      <text:p text:style-name="Standard">data <text:s/>data.txt <text:s/>file <text:s/>file.cosmo</text:p>
      <text:p text:style-name="Standard">bandit12@bandit:/tmp/domin8$ file data</text:p>
      <text:p text:style-name="Standard">data: gzip compressed data, was "data2.bin", last modified: Thu May <text:s/>7 18:14:30 2020, max compression, from Unix</text:p>
      <text:p text:style-name="Standard">bandit12@bandit:/tmp/domin8$ mv data file.gz</text:p>
      <text:p text:style-name="Standard">bandit12@bandit:/tmp/domin8$ gzip -d file.gz</text:p>
      <text:p text:style-name="Standard">gzip: file already exists; do you wish to overwrite (y or n)? y</text:p>
      <text:p text:style-name="Standard"><text:soft-page-break/>bandit12@bandit:/tmp/domin8$ file file</text:p>
      <text:p text:style-name="Standard">file: bzip2 compressed data, block size = 900k</text:p>
      <text:p text:style-name="Standard">bandit12@bandit:/tmp/domin8$ mv file file.bz2</text:p>
      <text:p text:style-name="Standard">bandit12@bandit:/tmp/domin8$ bzip2 -d file.bz2</text:p>
      <text:p text:style-name="Standard">bandit12@bandit:/tmp/domin8$ ls</text:p>
      <text:p text:style-name="Standard">data.txt <text:s/>file <text:s/>file.cosmo</text:p>
      <text:p text:style-name="Standard">bandit12@bandit:/tmp/domin8$ file file</text:p>
      <text:p text:style-name="Standard">file: gzip compressed data, was "data4.bin", last modified: Thu May <text:s/>7 18:14:30 2020, max compression, from Unix</text:p>
      <text:p text:style-name="Standard">bandit12@bandit:/tmp/domin8$ mv file file.gz</text:p>
      <text:p text:style-name="Standard">bandit12@bandit:/tmp/domin8$ gzip -d file.gz</text:p>
      <text:p text:style-name="Standard">bandit12@bandit:/tmp/domin8$ ls</text:p>
      <text:p text:style-name="Standard">data.txt <text:s/>file <text:s/>file.cosmo</text:p>
      <text:p text:style-name="Standard">bandit12@bandit:/tmp/domin8$ file file</text:p>
      <text:p text:style-name="Standard">file: POSIX tar archive (GNU)</text:p>
      <text:p text:style-name="Standard">bandit12@bandit:/tmp/domin8$ mv file file.tar</text:p>
      <text:p text:style-name="Standard">bandit12@bandit:/tmp/domin8$ tar xf file.tar</text:p>
      <text:p text:style-name="Standard">bandit12@bandit:/tmp/domin8$ ls</text:p>
      <text:p text:style-name="Standard">data5.bin <text:s/>data.txt <text:s/>file.cosmo <text:s/>file.tar</text:p>
      <text:p text:style-name="Standard">bandit12@bandit:/tmp/domin8$ file data5.bin</text:p>
      <text:p text:style-name="Standard">data5.bin: POSIX tar archive (GNU)</text:p>
      <text:p text:style-name="Standard">bandit12@bandit:/tmp/domin8$ rm file.tar</text:p>
      <text:p text:style-name="Standard">bandit12@bandit:/tmp/domin8$ rm data</text:p>
      <text:p text:style-name="Standard">rm: cannot remove 'data': No such file or directory</text:p>
      <text:p text:style-name="Standard">bandit12@bandit:/tmp/domin8$ ls</text:p>
      <text:p text:style-name="Standard">data5.bin <text:s/>data.txt <text:s/>file.cosmo</text:p>
      <text:p text:style-name="Standard">bandit12@bandit:/tmp/domin8$ rm file.cosmo</text:p>
      <text:p text:style-name="Standard">bandit12@bandit:/tmp/domin8$ rm data.txt</text:p>
      <text:p text:style-name="Standard">bandit12@bandit:/tmp/domin8$ ls</text:p>
      <text:p text:style-name="Standard">data5.bin</text:p>
      <text:p text:style-name="Standard">bandit12@bandit:/tmp/domin8$ file data5.bin</text:p>
      <text:p text:style-name="Standard">data5.bin: POSIX tar archive (GNU)</text:p>
      <text:p text:style-name="Standard">bandit12@bandit:/tmp/domin8$ mv data5.bin data.tar</text:p>
      <text:p text:style-name="Standard">bandit12@bandit:/tmp/domin8$ tar xf data.tar</text:p>
      <text:p text:style-name="Standard">bandit12@bandit:/tmp/domin8$ ls</text:p>
      <text:p text:style-name="Standard">data6.bin <text:s/>data.tar</text:p>
      <text:p text:style-name="Standard">bandit12@bandit:/tmp/domin8$ file data6.bin</text:p>
      <text:p text:style-name="Standard">data6.bin: bzip2 compressed data, block size = 900k</text:p>
      <text:p text:style-name="Standard">bandit12@bandit:/tmp/domin8$ mv data6.bin data.bz2</text:p>
      <text:p text:style-name="Standard">bandit12@bandit:/tmp/domin8$ bzip2 -d data.bz2</text:p>
      <text:p text:style-name="Standard">bandit12@bandit:/tmp/domin8$ ls</text:p>
      <text:p text:style-name="Standard">data <text:s/>data.tar</text:p>
      <text:p text:style-name="Standard">bandit12@bandit:/tmp/domin8$ file data</text:p>
      <text:p text:style-name="Standard">data: POSIX tar archive (GNU)</text:p>
      <text:p text:style-name="Standard">bandit12@bandit:/tmp/domin8$ mv data data.tar</text:p>
      <text:p text:style-name="Standard">bandit12@bandit:/tmp/domin8$ ls</text:p>
      <text:p text:style-name="Standard">data.tar</text:p>
      <text:p text:style-name="Standard">bandit12@bandit:/tmp/domin8$ tar xf data.tar</text:p>
      <text:p text:style-name="Standard">bandit12@bandit:/tmp/domin8$ ls</text:p>
      <text:p text:style-name="Standard">data8.bin <text:s/>data.tar</text:p>
      <text:p text:style-name="Standard">bandit12@bandit:/tmp/domin8$ file data8.bin</text:p>
      <text:p text:style-name="Standard"><text:soft-page-break/>data8.bin: gzip compressed data, was "data9.bin", last modified: Thu May <text:s/>7 18:14:30 2020, max compression, from Unix</text:p>
      <text:p text:style-name="Standard">bandit12@bandit:/tmp/domin8$ mv data8.bin data.gz</text:p>
      <text:p text:style-name="Standard">bandit12@bandit:/tmp/domin8$ gzip -d data.gz</text:p>
      <text:p text:style-name="Standard">bandit12@bandit:/tmp/domin8$ ls</text:p>
      <text:p text:style-name="Standard">data <text:s/>data.tar</text:p>
      <text:p text:style-name="Standard">bandit12@bandit:/tmp/domin8$ file data</text:p>
      <text:p text:style-name="Standard">data: ASCII text</text:p>
      <text:p text:style-name="Standard">bandit12@bandit:/tmp/domin8$ cata data</text:p>
      <text:p text:style-name="Standard">-bash: cata: command not found</text:p>
      <text:p text:style-name="Standard">bandit12@bandit:/tmp/domin8$ cat data</text:p>
      <text:p text:style-name="Standard">The password is 8ZjyCRiBWFYkneahHwxCv3wb2a1ORpY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16:31.067553578</meta:creation-date>
    <dc:date>2021-01-06T19:29:54.143642179</dc:date>
    <meta:editing-duration>PT3M12S</meta:editing-duration>
    <meta:editing-cycles>1</meta:editing-cycles>
    <meta:document-statistic meta:table-count="0" meta:image-count="0" meta:object-count="0" meta:page-count="3" meta:paragraph-count="112" meta:word-count="681" meta:character-count="5442" meta:non-whitespace-character-count="4810"/>
    <meta:generator>LibreOffice/6.4.6.2$Linux_X86_64 LibreOffice_project/40$Build-2</meta:generator>
  </office:meta>
</office:document-meta>
</file>